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officeooo:rsid="000ecdc1" officeooo:paragraph-rsid="001f4d08"/>
    </style:style>
    <style:style style:name="P4" style:family="paragraph" style:parent-style-name="Standard">
      <style:text-properties officeooo:rsid="000ecdc1" officeooo:paragraph-rsid="00234232"/>
    </style:style>
    <style:style style:name="P5" style:family="paragraph" style:parent-style-name="Standard">
      <style:text-properties officeooo:rsid="000ecdc1" officeooo:paragraph-rsid="0023c5f0"/>
    </style:style>
    <style:style style:name="P6" style:family="paragraph" style:parent-style-name="Standard">
      <style:text-properties officeooo:rsid="000ecdc1" officeooo:paragraph-rsid="002452fa"/>
    </style:style>
    <style:style style:name="P7" style:family="paragraph" style:parent-style-name="Standard">
      <style:text-properties officeooo:rsid="000ecdc1" officeooo:paragraph-rsid="0025fff7"/>
    </style:style>
    <style:style style:name="P8" style:family="paragraph" style:parent-style-name="Standard">
      <style:text-properties officeooo:rsid="000ecdc1" officeooo:paragraph-rsid="0029465f"/>
    </style:style>
    <style:style style:name="P9" style:family="paragraph" style:parent-style-name="Standard">
      <style:text-properties officeooo:rsid="000ecdc1" officeooo:paragraph-rsid="00354f43"/>
    </style:style>
    <style:style style:name="P10" style:family="paragraph" style:parent-style-name="Standard">
      <style:text-properties officeooo:rsid="000ecdc1" officeooo:paragraph-rsid="0038a433"/>
    </style:style>
    <style:style style:name="P11" style:family="paragraph" style:parent-style-name="Standard">
      <style:text-properties officeooo:rsid="001c4b54" officeooo:paragraph-rsid="001c4b54"/>
    </style:style>
    <style:style style:name="P12" style:family="paragraph" style:parent-style-name="Standard">
      <style:text-properties officeooo:rsid="0013b9c6" officeooo:paragraph-rsid="000ecdc1"/>
    </style:style>
    <style:style style:name="P13" style:family="paragraph" style:parent-style-name="Standard">
      <style:text-properties officeooo:rsid="0013b9c6" officeooo:paragraph-rsid="001f4d08"/>
    </style:style>
    <style:style style:name="P14" style:family="paragraph" style:parent-style-name="Standard">
      <style:text-properties officeooo:rsid="0013b9c6" officeooo:paragraph-rsid="00234232"/>
    </style:style>
    <style:style style:name="P15" style:family="paragraph" style:parent-style-name="Standard">
      <style:text-properties officeooo:rsid="001f4d08" officeooo:paragraph-rsid="001f4d08"/>
    </style:style>
    <style:style style:name="P16" style:family="paragraph" style:parent-style-name="Standard">
      <style:text-properties officeooo:rsid="001f4d08" officeooo:paragraph-rsid="001f55f7"/>
    </style:style>
    <style:style style:name="P17" style:family="paragraph" style:parent-style-name="Standard">
      <style:text-properties officeooo:rsid="001f4d08" officeooo:paragraph-rsid="0023c5f0"/>
    </style:style>
    <style:style style:name="P18" style:family="paragraph" style:parent-style-name="Standard">
      <style:text-properties officeooo:rsid="001f4d08" officeooo:paragraph-rsid="0025fff7"/>
    </style:style>
    <style:style style:name="P19" style:family="paragraph" style:parent-style-name="Standard">
      <style:text-properties officeooo:rsid="001f55f7" officeooo:paragraph-rsid="001f55f7"/>
    </style:style>
    <style:style style:name="P20" style:family="paragraph" style:parent-style-name="Standard">
      <style:text-properties officeooo:rsid="002452fa" officeooo:paragraph-rsid="002452fa"/>
    </style:style>
    <style:style style:name="P21" style:family="paragraph" style:parent-style-name="Standard">
      <style:text-properties officeooo:rsid="0025fff7" officeooo:paragraph-rsid="0025fff7"/>
    </style:style>
    <style:style style:name="P22" style:family="paragraph" style:parent-style-name="Standard">
      <style:text-properties officeooo:rsid="0025fff7" officeooo:paragraph-rsid="0029465f"/>
    </style:style>
    <style:style style:name="P23" style:family="paragraph" style:parent-style-name="Standard">
      <style:text-properties officeooo:rsid="00234232" officeooo:paragraph-rsid="00234232"/>
    </style:style>
    <style:style style:name="P24" style:family="paragraph" style:parent-style-name="Standard">
      <style:text-properties officeooo:rsid="00234232" officeooo:paragraph-rsid="0023c5f0"/>
    </style:style>
    <style:style style:name="P25" style:family="paragraph" style:parent-style-name="Standard">
      <style:text-properties officeooo:rsid="0014bc32" officeooo:paragraph-rsid="0014bc32"/>
    </style:style>
    <style:style style:name="P26" style:family="paragraph" style:parent-style-name="Standard">
      <style:text-properties officeooo:rsid="0029465f" officeooo:paragraph-rsid="0029465f"/>
    </style:style>
    <style:style style:name="P27" style:family="paragraph" style:parent-style-name="Standard">
      <style:text-properties officeooo:rsid="002d62a5" officeooo:paragraph-rsid="002d62a5"/>
    </style:style>
    <style:style style:name="P28" style:family="paragraph" style:parent-style-name="Standard">
      <style:paragraph-properties>
        <style:tab-stops>
          <style:tab-stop style:position="4.313cm"/>
        </style:tab-stops>
      </style:paragraph-properties>
      <style:text-properties officeooo:rsid="002d62a5" officeooo:paragraph-rsid="002d62a5"/>
    </style:style>
    <style:style style:name="P29" style:family="paragraph" style:parent-style-name="Standard">
      <style:text-properties officeooo:rsid="0030206e" officeooo:paragraph-rsid="0030206e"/>
    </style:style>
    <style:style style:name="P30" style:family="paragraph" style:parent-style-name="Standard">
      <style:text-properties officeooo:rsid="00354f43" officeooo:paragraph-rsid="00354f43"/>
    </style:style>
    <style:style style:name="P31" style:family="paragraph" style:parent-style-name="Standard">
      <style:text-properties officeooo:rsid="0038a433" officeooo:paragraph-rsid="0038a433"/>
    </style:style>
    <style:style style:name="P32" style:family="paragraph" style:parent-style-name="Standard">
      <style:text-properties officeooo:rsid="0039560d" officeooo:paragraph-rsid="0039560d"/>
    </style:style>
    <style:style style:name="P33" style:family="paragraph" style:parent-style-name="Standard">
      <style:text-properties officeooo:rsid="0039560d" officeooo:paragraph-rsid="003c5ace"/>
    </style:style>
    <style:style style:name="P34" style:family="paragraph" style:parent-style-name="Standard">
      <style:text-properties officeooo:rsid="003c5ace" officeooo:paragraph-rsid="003c5ace"/>
    </style:style>
    <style:style style:name="P35" style:family="paragraph" style:parent-style-name="Standard">
      <style:text-properties fo:font-weight="bold" officeooo:rsid="001f55f7" officeooo:paragraph-rsid="001f55f7" style:font-weight-asian="bold" style:font-weight-complex="bold"/>
    </style:style>
    <style:style style:name="P36" style:family="paragraph" style:parent-style-name="Standard">
      <style:text-properties officeooo:rsid="00435604" officeooo:paragraph-rsid="00435604"/>
    </style:style>
    <style:style style:name="P37" style:family="paragraph" style:parent-style-name="Preformatted_20_Text">
      <style:text-properties officeooo:paragraph-rsid="001d4f29"/>
    </style:style>
    <style:style style:name="P38" style:family="paragraph" style:parent-style-name="Preformatted_20_Text">
      <style:text-properties officeooo:rsid="001d7b45" officeooo:paragraph-rsid="001d7b45"/>
    </style:style>
    <style:style style:name="P39" style:family="paragraph" style:parent-style-name="Preformatted_20_Text">
      <style:text-properties officeooo:rsid="0023c5f0" officeooo:paragraph-rsid="0023c5f0"/>
    </style:style>
    <style:style style:name="P40" style:family="paragraph" style:parent-style-name="Preformatted_20_Text">
      <style:text-properties officeooo:paragraph-rsid="0023c5f0"/>
    </style:style>
    <style:style style:name="P41" style:family="paragraph" style:parent-style-name="Preformatted_20_Text">
      <style:text-properties officeooo:rsid="0025fff7" officeooo:paragraph-rsid="0025fff7"/>
    </style:style>
    <style:style style:name="P42" style:family="paragraph" style:parent-style-name="Preformatted_20_Text">
      <style:text-properties officeooo:rsid="0013b9c6" officeooo:paragraph-rsid="0025fff7"/>
    </style:style>
    <style:style style:name="P43" style:family="paragraph" style:parent-style-name="Preformatted_20_Text">
      <style:text-properties officeooo:rsid="002a8a52" officeooo:paragraph-rsid="002a8a52"/>
    </style:style>
    <style:style style:name="P44" style:family="paragraph" style:parent-style-name="Preformatted_20_Text">
      <style:text-properties officeooo:paragraph-rsid="002a8a52"/>
    </style:style>
    <style:style style:name="P45" style:family="paragraph" style:parent-style-name="Preformatted_20_Text">
      <style:text-properties officeooo:paragraph-rsid="00324e23"/>
    </style:style>
    <style:style style:name="P46" style:family="paragraph" style:parent-style-name="Preformatted_20_Text">
      <style:text-properties officeooo:paragraph-rsid="0039560d"/>
    </style:style>
    <style:style style:name="P47" style:family="paragraph" style:parent-style-name="Preformatted_20_Text">
      <style:text-properties officeooo:paragraph-rsid="00435604"/>
    </style:style>
    <style:style style:name="P48" style:family="paragraph" style:parent-style-name="Standard">
      <style:paragraph-properties fo:break-before="page"/>
      <style:text-properties officeooo:rsid="0013b9c6" officeooo:paragraph-rsid="001f4d08"/>
    </style:style>
    <style:style style:name="P49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50" style:family="paragraph" style:parent-style-name="Standard" style:list-style-name="L1">
      <style:text-properties officeooo:rsid="00354f43" officeooo:paragraph-rsid="00354f43"/>
    </style:style>
    <style:style style:name="P51" style:family="paragraph" style:parent-style-name="Heading_20_5">
      <style:text-properties officeooo:rsid="002a4d73"/>
    </style:style>
    <style:style style:name="P52" style:family="paragraph" style:parent-style-name="Heading_20_5">
      <style:text-properties officeooo:rsid="0011b245"/>
    </style:style>
    <style:style style:name="P53" style:family="paragraph" style:parent-style-name="Heading_20_5">
      <style:text-properties officeooo:rsid="0011b245" officeooo:paragraph-rsid="001f4d08"/>
    </style:style>
    <style:style style:name="P54" style:family="paragraph" style:parent-style-name="Heading_20_5">
      <style:text-properties officeooo:rsid="0011b245" officeooo:paragraph-rsid="00234232"/>
    </style:style>
    <style:style style:name="P55" style:family="paragraph" style:parent-style-name="Heading_20_5">
      <style:text-properties officeooo:rsid="0011b245" officeooo:paragraph-rsid="0023c5f0"/>
    </style:style>
    <style:style style:name="P56" style:family="paragraph" style:parent-style-name="Heading_20_5">
      <style:text-properties officeooo:rsid="0011b245" officeooo:paragraph-rsid="002452fa"/>
    </style:style>
    <style:style style:name="P57" style:family="paragraph" style:parent-style-name="Heading_20_5">
      <style:text-properties officeooo:rsid="0011b245" officeooo:paragraph-rsid="0025fff7"/>
    </style:style>
    <style:style style:name="P58" style:family="paragraph" style:parent-style-name="Heading_20_5">
      <style:text-properties officeooo:rsid="0011b245" officeooo:paragraph-rsid="0029465f"/>
    </style:style>
    <style:style style:name="P59" style:family="paragraph" style:parent-style-name="Heading_20_5">
      <style:text-properties officeooo:rsid="00354f43" officeooo:paragraph-rsid="00354f43"/>
    </style:style>
    <style:style style:name="P60" style:family="paragraph" style:parent-style-name="Heading_20_5">
      <style:text-properties officeooo:rsid="0038a433" officeooo:paragraph-rsid="0038a433"/>
    </style:style>
    <style:style style:name="P61" style:family="paragraph" style:parent-style-name="Heading_20_5">
      <style:text-properties officeooo:rsid="0039560d" officeooo:paragraph-rsid="0039560d"/>
    </style:style>
    <style:style style:name="P62" style:family="paragraph" style:parent-style-name="Heading_20_5">
      <style:text-properties officeooo:rsid="003c5ace" officeooo:paragraph-rsid="003c5ace"/>
    </style:style>
    <style:style style:name="T1" style:family="text">
      <style:text-properties officeooo:rsid="002e39c7"/>
    </style:style>
    <style:style style:name="T2" style:family="text">
      <style:text-properties officeooo:rsid="001d4f29"/>
    </style:style>
    <style:style style:name="T3" style:family="text">
      <style:text-properties officeooo:rsid="001d7b45"/>
    </style:style>
    <style:style style:name="T4" style:family="text">
      <style:text-properties officeooo:rsid="001fc68d"/>
    </style:style>
    <style:style style:name="T5" style:family="text">
      <style:text-properties officeooo:rsid="00234232"/>
    </style:style>
    <style:style style:name="T6" style:family="text">
      <style:text-properties officeooo:rsid="0023c5f0"/>
    </style:style>
    <style:style style:name="T7" style:family="text">
      <style:text-properties officeooo:rsid="002452fa"/>
    </style:style>
    <style:style style:name="T8" style:family="text">
      <style:text-properties officeooo:rsid="0025fff7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1c4b54" style:font-size-asian="16pt" style:font-weight-asian="bold" style:font-size-complex="16pt" style:font-weight-complex="bold"/>
    </style:style>
    <style:style style:name="T11" style:family="text">
      <style:text-properties officeooo:rsid="002bef2e"/>
    </style:style>
    <style:style style:name="T12" style:family="text">
      <style:text-properties officeooo:rsid="0030206e"/>
    </style:style>
    <style:style style:name="T13" style:family="text">
      <style:text-properties officeooo:rsid="0033538e"/>
    </style:style>
    <style:style style:name="T14" style:family="text">
      <style:text-properties officeooo:rsid="003455b1"/>
    </style:style>
    <style:style style:name="T15" style:family="text">
      <style:text-properties officeooo:rsid="0038a433"/>
    </style:style>
    <style:style style:name="T16" style:family="text">
      <style:text-properties officeooo:rsid="003fa41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bef2e" style:font-weight-asian="bold" style:font-weight-complex="bold"/>
    </style:style>
    <style:style style:name="T19" style:family="text">
      <style:text-properties fo:font-weight="bold" officeooo:rsid="0027731b" style:font-weight-asian="bold" style:font-weight-complex="bold"/>
    </style:style>
    <style:style style:name="T20" style:family="text">
      <style:text-properties fo:font-weight="bold" officeooo:rsid="00435604" style:font-weight-asian="bold" style:font-weight-complex="bold"/>
    </style:style>
    <style:style style:name="T21" style:family="text">
      <style:text-properties officeooo:rsid="00435604"/>
    </style:style>
    <style:style style:name="T22" style:family="text">
      <style:text-properties officeooo:rsid="0045418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9">Oracle </text:span><text:span text:style-name="T10">Tuning</text:span></text:p>
      <text:p text:style-name="P11"/>
      <text:h text:style-name="P51" text:outline-level="5"><text:bookmark-start text:name="__RefHeading__1016_193279013"/>What database parameter can you use for tuning?<text:bookmark-end text:name="__RefHeading__1016_193279013"/></text:h>
      <text:p text:style-name="P2"/>
      <text:p text:style-name="P40">STATISTICS_LEVEL=<text:span text:style-name="T6">{TYPICAL | ALL} (not BASIC!)</text:span></text:p>
      <text:p text:style-name="P40"/>
      <text:p text:style-name="Preformatted_20_Text">SGA_TARGET</text:p>
      <text:p text:style-name="P39">SGA_MAX_SIZE</text:p>
      <text:p text:style-name="Preformatted_20_Text">PGA_AGGREGATE_TARGET</text:p>
      <text:p text:style-name="P43">MEMORY_TARGET<text:tab/><text:tab/># 11g</text:p>
      <text:p text:style-name="P43">MEMORY_MAX_TARGET</text:p>
      <text:p text:style-name="P43"/>
      <text:p text:style-name="P39">WORK_AREA_SIZE_POLICY=AUTO (not MANUAL!)</text:p>
      <text:p text:style-name="Preformatted_20_Text"/>
      <text:p text:style-name="P37">OPTIMIZER_INDEX_COST_ADJ=20 <text:s text:c="4"/># <text:span text:style-name="T2">was set </text:span>for 1 query only, </text:p>
      <text:p text:style-name="P37"><text:s text:c="32"/><text:span text:style-name="T2"># </text:span>developers need to fix this query </text:p>
      <text:p text:style-name="P37">PARALLEL_MAX_SERVERS=16 <text:s text:c="8"/># to take advantage of 8 CPUs </text:p>
      <text:p text:style-name="P37"><text:s text:c="32"/><text:span text:style-name="T2"># </text:span>(<text:span text:style-name="T2">set to </text:span>twice the number of CPUs) </text:p>
      <text:p text:style-name="Preformatted_20_Text">LOG_PARALLELISM=8 <text:s text:c="14"/># to reduce redo latch contention (big impact) </text:p>
      <text:p text:style-name="Preformatted_20_Text">PARALLEL_AUTOMATIC_TUNING=true <text:s/># at request of TNorth </text:p>
      <text:p text:style-name="P45">HASH_JOIN_ENABLED=true</text:p>
      <text:p text:style-name="P45"/>
      <text:p text:style-name="Preformatted_20_Text">FILESYSTEMIO_OPTIONS=asynch <text:s text:c="4"/># (big impact) </text:p>
      <text:p text:style-name="P44">FILESYSTEMIO_OPTIONS=SETALL</text:p>
      <text:p text:style-name="P44"/>
      <text:p text:style-name="P39">CURSOR_SHARING={EXACT | SIMILAR | FORCE}</text:p>
      <text:p text:style-name="Preformatted_20_Text"/>
      <text:h text:style-name="P52" text:outline-level="5"><text:bookmark-start text:name="__RefHeading__1018_193279013"/><text:span text:style-name="T3">What can you do to improve a batch run</text:span>?<text:bookmark-end text:name="__RefHeading__1018_193279013"/></text:h>
      <text:p text:style-name="P2"/>
      <text:p text:style-name="P38">- Run batch without SRDF replication (on remote mirror) and resync afterwards. </text:p>
      <text:p text:style-name="P38">- Run batch without archive log mode <text:span text:style-name="T16">(with full backup afterwards).</text:span></text:p>
      <text:p text:style-name="P38">- Increase the DB_KEEP_CACH_SIZE hold all small lookup tables to make </text:p>
      <text:p text:style-name="P38"><text:s text:c="2"/>sure they are not flushed out by a big batch run. </text:p>
      <text:p text:style-name="P38">- Increase <text:span text:style-name="T13">LARGE_POOL_SIZE</text:span> for parallel queries.</text:p>
      <text:p text:style-name="P12"/>
      <text:h text:style-name="P53" text:outline-level="5"><text:bookmark-start text:name="__RefHeading__1024_193279013"/><text:span text:style-name="T3">What Unix commands do you use to investigate bad performance</text:span>?<text:bookmark-end text:name="__RefHeading__1024_193279013"/></text:h>
      <text:p text:style-name="P3"/>
      <text:p text:style-name="Preformatted_20_Text"><text:span text:style-name="T8">t</text:span>op <text:s text:c="16"/><text:span text:style-name="T8"># for memory, top processes</text:span></text:p>
      <text:p text:style-name="Preformatted_20_Text"/>
      <text:p text:style-name="Preformatted_20_Text">sar </text:p>
      <text:p text:style-name="Preformatted_20_Text">sar -u 2 50 <text:s text:c="8"/># for CPU </text:p>
      <text:p text:style-name="Preformatted_20_Text">sar -d 2 50 <text:s text:c="8"/># for hot disks </text:p>
      <text:p text:style-name="Preformatted_20_Text">sar -r 2 50 <text:s text:c="8"/># for memory </text:p>
      <text:p text:style-name="Preformatted_20_Text"/>
      <text:p text:style-name="Preformatted_20_Text">iostat 2 50 </text:p>
      <text:p text:style-name="Preformatted_20_Text">vmstat 2 50 </text:p>
      <text:p text:style-name="Preformatted_20_Text"/>
      <text:p text:style-name="Preformatted_20_Text">free <text:s text:c="15"/># memory</text:p>
      <text:p text:style-name="Preformatted_20_Text"/>
      <text:p text:style-name="P41">truss <text:s text:c="14"/># find out if the process is spinning</text:p>
      <text:p text:style-name="P42"/>
      <text:h text:style-name="P53" text:outline-level="5"><text:bookmark-start text:name="__RefHeading__1026_193279013"/><text:span text:style-name="T3">What Oracle tools do to you use to investigate bad performance</text:span>?<text:bookmark-end text:name="__RefHeading__1026_193279013"/></text:h>
      <text:p text:style-name="P3"/>
      <text:p text:style-name="P15">- <text:span text:style-name="T11">Unix tools like </text:span><text:span text:style-name="T18">top, sar, iostat, vmstat</text:span></text:p>
      <text:p text:style-name="P15"><text:soft-page-break/>- <text:span text:style-name="T17">AWR report</text:span></text:p>
      <text:p text:style-name="P15">- <text:span text:style-name="T17">ASH report</text:span></text:p>
      <text:p text:style-name="P18">- <text:span text:style-name="T8">Check alert.log and trace files</text:span></text:p>
      <text:p text:style-name="P18">- explain plan</text:p>
      <text:p text:style-name="P15">- <text:span text:style-name="T17">tkprof</text:span> <text:tab/><text:tab/><text:span text:style-name="T4"># trace file formatter</text:span></text:p>
      <text:p text:style-name="P15">- <text:span text:style-name="T19">OEM – with performance pack</text:span></text:p>
      <text:p text:style-name="P15"/>
      <text:p text:style-name="P15"/>
      <text:h text:style-name="P53" text:outline-level="5"><text:bookmark-start text:name="__RefHeading__1028_193279013"/><text:span text:style-name="T3">What Views do you use to investigate bad performance</text:span>?<text:bookmark-end text:name="__RefHeading__1028_193279013"/></text:h>
      <text:p text:style-name="P3"/>
      <text:p text:style-name="P19">V$SESSION</text:p>
      <text:p text:style-name="P19"><text:tab/>Shows current sessions.</text:p>
      <text:p text:style-name="P19">V$SQL</text:p>
      <text:p text:style-name="P19"><text:tab/>Shows current SQL statements.</text:p>
      <text:p text:style-name="P35">V$SQLSTATS</text:p>
      <text:p text:style-name="P19"><text:tab/>Shows statistics of current SQL statements.</text:p>
      <text:p text:style-name="P35">V$SQL_PLAN_STATISTICS</text:p>
      <text:p text:style-name="P19"><text:tab/>Shows statistics of current SQL execution plans.</text:p>
      <text:p text:style-name="P35">V$ACTIVE_SESSION_HISTORY</text:p>
      <text:p text:style-name="P19"><text:tab/>Shows statistics for current sessions.</text:p>
      <text:p text:style-name="P19"/>
      <text:p text:style-name="P35">DBA_HIST_SQLTEXT</text:p>
      <text:p text:style-name="P19"><text:tab/>Shows historical SQL statements.</text:p>
      <text:p text:style-name="P35">DBA_HIST_SQL_PLAN</text:p>
      <text:p text:style-name="P19"><text:tab/>Shows historical SQL execution plans.</text:p>
      <text:p text:style-name="P35">DBA_HIST_SQLSTAT</text:p>
      <text:p text:style-name="P19"><text:tab/>Shows statistics of past SQL.</text:p>
      <text:p text:style-name="P16"/>
      <text:h text:style-name="P54" text:outline-level="5"><text:bookmark-start text:name="__RefHeading__367_613566247"/><text:span text:style-name="T5">What are indications that you need to increase the SHARED_POOL_SIZE</text:span>?<text:bookmark-end text:name="__RefHeading__367_613566247"/></text:h>
      <text:p text:style-name="P4"/>
      <text:p text:style-name="P23">- Low library cache hit ratio. </text:p>
      <text:p text:style-name="P23">- Low data dictionary cache hit ratio. </text:p>
      <text:p text:style-name="P23">- Increased parsing of SQL statements.</text:p>
      <text:p text:style-name="P14"/>
      <text:h text:style-name="P55" text:outline-level="5"><text:bookmark-start text:name="__RefHeading__369_613566247"/><text:span text:style-name="T6">How can you decrease paging and swapping</text:span>?<text:bookmark-end text:name="__RefHeading__369_613566247"/></text:h>
      <text:p text:style-name="P5"/>
      <text:p text:style-name="P24">- Decrease the shared_pool_size. </text:p>
      <text:p text:style-name="P17"/>
      <text:h text:style-name="P56" text:outline-level="5"><text:bookmark-start text:name="__RefHeading__371_613566247"/><text:span text:style-name="T7">What do you do when a user tells you the system is slow</text:span>?<text:bookmark-end text:name="__RefHeading__371_613566247"/></text:h>
      <text:p text:style-name="P6"/>
      <text:p text:style-name="P27">1. Get more info about the problem.</text:p>
      <text:p text:style-name="P28">2. <text:span text:style-name="T17">Check</text:span> database <text:span text:style-name="T17">wait events.</text:span></text:p>
      <text:p text:style-name="P27">3. Run <text:span text:style-name="T17">Unix monitor commands</text:span>.</text:p>
      <text:p text:style-name="P27">4. Run <text:span text:style-name="T17">AWR report</text:span>.</text:p>
      <text:p text:style-name="P27">5. Check <text:span text:style-name="T17">OEM</text:span> or other monitoring tool.</text:p>
      <text:p text:style-name="P36">6. Check <text:span text:style-name="T17">v$ views</text:span></text:p>
      <text:p text:style-name="P29"><text:span text:style-name="T21">7</text:span>. What OS processes use most of the resources?</text:p>
      <text:p text:style-name="P27"><text:span text:style-name="T21">8</text:span>. <text:span text:style-name="T12">Do other checks (e.g. are stats up to date, check SQL statements).</text:span></text:p>
      <text:p text:style-name="P27"><text:soft-page-break/></text:p>
      <text:p text:style-name="P27"/>
      <text:p text:style-name="P27">1. Get more info about the problem.</text:p>
      <text:p text:style-name="P27"/>
      <text:p text:style-name="P27"><text:s text:c="3"/>* What is slow?</text:p>
      <text:p text:style-name="P27"><text:tab/>- Batch</text:p>
      <text:p text:style-name="P27"><text:tab/>- Single SQL statement</text:p>
      <text:p text:style-name="P27"><text:tab/>- Databae (it's slow for all users)</text:p>
      <text:p text:style-name="P27"><text:tab/>- Application (batch runs ok)</text:p>
      <text:p text:style-name="P27"><text:tab/> <text:s text:c="3"/>--&gt; Network issue?</text:p>
      <text:p text:style-name="P27"/>
      <text:p text:style-name="P27"><text:s text:c="2"/>* Timings?</text:p>
      <text:p text:style-name="P27"><text:tab/>- How long is it running?</text:p>
      <text:p text:style-name="P27"><text:tab/>- How long does it normally take?</text:p>
      <text:p text:style-name="P27"><text:tab/></text:p>
      <text:p text:style-name="P27">* Changes?</text:p>
      <text:p text:style-name="P27"><text:tab/>- More data than usual?</text:p>
      <text:p text:style-name="P27"><text:tab/>- More users than usual?</text:p>
      <text:p text:style-name="P27"><text:tab/>- Recent changes/release to database or application?</text:p>
      <text:p text:style-name="P27"><text:tab/>- Parameter change?</text:p>
      <text:p text:style-name="P27"><text:tab/>- New stats have been gathered?</text:p>
      <text:p text:style-name="P27"><text:tab/>- Month/year end processing?</text:p>
      <text:p text:style-name="P27"/>
      <text:p text:style-name="P27"><text:s text:c="2"/>* Shared system?</text:p>
      <text:p text:style-name="P27"><text:tab/>- Are other systems slow as well?</text:p>
      <text:p text:style-name="P27"><text:s/><text:tab/>- Is slowness caused by other system or non-oracle process?<text:tab/></text:p>
      <text:p text:style-name="P27"><text:tab/></text:p>
      <text:p text:style-name="P27">2. Check database wait events.</text:p>
      <text:p text:style-name="P27"/>
      <text:p text:style-name="P27"><text:s text:c="2"/>- Waitiong for a lock.</text:p>
      <text:p text:style-name="P27"><text:tab/>==&gt; No performance issue.</text:p>
      <text:p text:style-name="P27"><text:s text:c="2"/>- Waiting for IO.</text:p>
      <text:p text:style-name="P27"><text:s text:c="2"/>- Waiting for CPU.</text:p>
      <text:p text:style-name="P27"><text:s text:c="2"/>- Waiting for specific event.</text:p>
      <text:p text:style-name="P27"/>
      <text:p text:style-name="P27">3. Run Unix monitor commands.</text:p>
      <text:p text:style-name="P27"/>
      <text:p text:style-name="P27"><text:s text:c="2"/>top</text:p>
      <text:p text:style-name="P27"><text:s text:c="2"/>sar</text:p>
      <text:p text:style-name="P27"><text:s text:c="2"/>vmstat</text:p>
      <text:p text:style-name="P27"/>
      <text:p text:style-name="P27"><text:s text:c="2"/>- Spinning Unix process?</text:p>
      <text:p text:style-name="P27"><text:s text:c="2"/>- Is it a database or other process that is using the resources?</text:p>
      <text:p text:style-name="P27"><text:tab/></text:p>
      <text:p text:style-name="P27">4. Run AWR report.</text:p>
      <text:p text:style-name="P27"/>
      <text:p text:style-name="P27">5. Check OEM or other monitoring tool.</text:p>
      <text:p text:style-name="P27"/>
      <text:p text:style-name="P29">6. What OS processes use most of the resources?</text:p>
      <text:p text:style-name="P29"/>
      <text:p text:style-name="P29"><text:s text:c="2"/>- Use top to check the processes.</text:p>
      <text:p text:style-name="P27"/>
      <text:p text:style-name="P27"><text:span text:style-name="T12">7</text:span>. Other things</text:p>
      <text:p text:style-name="P27"><text:soft-page-break/></text:p>
      <text:p text:style-name="P27"><text:s text:c="2"/>- Does the SQL use indexes?</text:p>
      <text:p text:style-name="P27"><text:s text:c="2"/>- Does the schema/table need analyzing? Be careful with this, some databases use fixed stats.</text:p>
      <text:p text:style-name="P20"/>
      <text:h text:style-name="P57" text:outline-level="5"><text:bookmark-start text:name="__RefHeading__373_613566247"/><text:span text:style-name="T8">How do you fix performance issues</text:span>?<text:bookmark-end text:name="__RefHeading__373_613566247"/></text:h>
      <text:p text:style-name="P7"/>
      <text:p text:style-name="P21">- To many I/O waits </text:p>
      <text:p text:style-name="P21"><text:tab/>Try to spread I/O to several disks.</text:p>
      <text:p text:style-name="P21"><text:tab/><text:span text:style-name="T14">Tune the SQL statements.</text:span></text:p>
      <text:p text:style-name="P18"/>
      <text:p text:style-name="P21">- Too many Log Buffer Waits </text:p>
      <text:p text:style-name="P21"><text:tab/>Increase log_buffer.</text:p>
      <text:p text:style-name="P21"/>
      <text:p text:style-name="P21">- Too many sorts on disk. </text:p>
      <text:p text:style-name="P21"><text:tab/>Increase sort_area_size.</text:p>
      <text:p text:style-name="P21"/>
      <text:p text:style-name="P21">- An OS process spinning. </text:p>
      <text:p text:style-name="P21"><text:tab/>Kill the process.</text:p>
      <text:p text:style-name="P21"/>
      <text:h text:style-name="P58" text:outline-level="5"><text:bookmark-start text:name="__RefHeading__1599_511196610"/><text:span text:style-name="T8">What is the cache hit ratio and what is involved in tuning it</text:span>?<text:bookmark-end text:name="__RefHeading__1599_511196610"/></text:h>
      <text:p text:style-name="P8"/>
      <text:p text:style-name="P26">- Percentage of when data that is found in the cache. </text:p>
      <text:p text:style-name="P26">- Cache is faster than disk reads. </text:p>
      <text:p text:style-name="P26">- <text:span text:style-name="T17">Increase</text:span> the size of <text:span text:style-name="T17">db_buffer_cache</text:span> if cach hit ratio is low.</text:p>
      <text:p text:style-name="P22"/>
      <text:h text:style-name="P59" text:outline-level="5"><text:bookmark-start text:name="__RefHeading__1599_5111966101"/>What do you do if a query is not working today?<text:bookmark-end text:name="__RefHeading__1599_5111966101"/></text:h>
      <text:p text:style-name="P9"/>
      <text:p text:style-name="P30">This can be caused by many different things.</text:p>
      <text:p text:style-name="P30"/>
      <text:list xml:id="list551852042" text:style-name="L1">
        <text:list-item>
          <text:p text:style-name="P50">Check for change in execution plan.</text:p>
        </text:list-item>
        <text:list-item>
          <text:p text:style-name="P50">Are other jobs/queries causing the bad performance?</text:p>
          <text:list>
            <text:list-header>
              <text:p text:style-name="P50">Run AWR report.</text:p>
            </text:list-header>
          </text:list>
        </text:list-item>
        <text:list-item>
          <text:p text:style-name="P50">Has the data changed? Was there a data load last night?</text:p>
          <text:list>
            <text:list-header>
              <text:p text:style-name="P50">Check num_rows and compare it to count(*).</text:p>
              <text:p text:style-name="P50">Decide if the stats need to be gathered.</text:p>
            </text:list-header>
          </text:list>
        </text:list-item>
        <text:list-item>
          <text:p text:style-name="P50">Take a trace (level 12) to analyze the issue.</text:p>
        </text:list-item>
        <text:list-item>
          <text:p text:style-name="P50">Is there an IO problem on the system?</text:p>
        </text:list-item>
        <text:list-item>
          <text:p text:style-name="P50">Check the logswit<text:span text:style-name="T22">ch</text:span> count to find out if there is unusual high activity.</text:p>
        </text:list-item>
      </text:list>
      <text:p text:style-name="P26"/>
      <text:h text:style-name="P60" text:outline-level="5"><text:bookmark-start text:name="__RefHeading__1599_51119661011"/>When do you increase or decrease the SGA?<text:bookmark-end text:name="__RefHeading__1599_51119661011"/></text:h>
      <text:p text:style-name="P31"/>
      <text:p text:style-name="P31">Increase</text:p>
      <text:p text:style-name="P31"><text:tab/>High number of physical IOs.</text:p>
      <text:p text:style-name="P31">Decrease</text:p>
      <text:p text:style-name="P31"><text:tab/>Too much swapping and paging.</text:p>
      <text:p text:style-name="P31"/>
      <text:p text:style-name="P31">--&gt; Use the SGA advisors to find out what happens when you increase/decrease the SGA.</text:p>
      <text:p text:style-name="P31"/>
      <text:p text:style-name="Preformatted_20_Text"><text:soft-page-break/><text:s text:c="2"/><text:span text:style-name="T15">&gt; </text:span>select sga_size,sga_size_factor,estd_db_time </text:p>
      <text:p text:style-name="Preformatted_20_Text"><text:s text:c="4"/>from v$sga_target_advice;</text:p>
      <text:p text:style-name="P31"/>
      <text:h text:style-name="P60" text:outline-level="5"><text:bookmark-start text:name="__RefHeading___Toc532_2144725549"/>When do you increase or decrease the PGA?<text:bookmark-end text:name="__RefHeading___Toc532_2144725549"/></text:h>
      <text:p text:style-name="P10"/>
      <text:p text:style-name="P31">Increase</text:p>
      <text:p text:style-name="P31"><text:tab/>If the number of users increases.</text:p>
      <text:p text:style-name="P31"><text:tab/>High number of disk sorts.</text:p>
      <text:p text:style-name="P31">Decrease</text:p>
      <text:p text:style-name="P31"><text:tab/>?</text:p>
      <text:p text:style-name="P31"/>
      <text:p text:style-name="P31">--&gt; Use the PGA advisors to find out what happens when you increase/decrease the SGA.</text:p>
      <text:p text:style-name="P31"/>
      <text:p text:style-name="Preformatted_20_Text"><text:s text:c="2"/>&gt; select pga_target_for_estimate,pga_target_factor,estd_extra_bytes_rw </text:p>
      <text:p text:style-name="Preformatted_20_Text"><text:s text:c="4"/>from v$pga_target_advice;</text:p>
      <text:p text:style-name="P26"/>
      <text:h text:style-name="P61" text:outline-level="5"><text:bookmark-start text:name="__RefHeading___Toc534_2144725549"/>How do you restore old stats for a table?<text:bookmark-end text:name="__RefHeading___Toc534_2144725549"/></text:h>
      <text:p text:style-name="P32"/>
      <text:p text:style-name="P32">Check what statistics are available</text:p>
      <text:p text:style-name="P32"/>
      <text:p text:style-name="Preformatted_20_Text"><text:s text:c="2"/>&gt; select count(*), stats_update_time</text:p>
      <text:p text:style-name="Preformatted_20_Text"><text:s text:c="4"/>from dba_tab_stats_history <text:s/></text:p>
      <text:p text:style-name="Preformatted_20_Text"><text:s text:c="4"/>where owner='SCHEMA1'</text:p>
      <text:p text:style-name="Preformatted_20_Text"><text:s text:c="4"/>and table_name='TAB1'</text:p>
      <text:p text:style-name="Preformatted_20_Text"><text:s text:c="4"/>group by stats_update_time;</text:p>
      <text:p text:style-name="P32"/>
      <text:p text:style-name="P32">Delete the current stats <text:s/></text:p>
      <text:p text:style-name="P32"/>
      <text:p text:style-name="Preformatted_20_Text"><text:s text:c="2"/>&gt; exec DBMS_STATS.DELETE_TABLE_STATS(OWNNAME=&gt;'SCHMEMA1', TABNAME=&gt;'TAB1');</text:p>
      <text:p text:style-name="P32"/>
      <text:p text:style-name="P32">Restore an old statistics for the table:</text:p>
      <text:p text:style-name="P32"/>
      <text:p text:style-name="P47"><text:s text:c="2"/>&gt; exec <text:span text:style-name="T20">DBMS_STATS.RESTORE_TABLE_STATS</text:span></text:p>
      <text:p text:style-name="P46"><text:s text:c="4"/>(ownname=&gt;'SCHEMA1',tabname=&gt;'TAB1',</text:p>
      <text:p text:style-name="P46"><text:s text:c="5"/>AS_OF_TIMESTAMP=&gt;'22/02/11 10:20:07,587000 +01:00');</text:p>
      <text:p text:style-name="P32"/>
      <text:h text:style-name="P62" text:outline-level="5"><text:bookmark-start text:name="__RefHeading___Toc534_21447255491"/>What is "library cache pin wait contention"?<text:bookmark-end text:name="__RefHeading___Toc534_21447255491"/></text:h>
      <text:p text:style-name="P33"/>
      <text:p text:style-name="P34">It is caused by contention with the library cache, the area used to store SQL executables for re-use.</text:p>
      <text:p text:style-name="P34">It occurs when the session tries to pin an object in the library cache to modify or examine it.</text:p>
      <text:p text:style-name="P34"/>
      <text:p text:style-name="P34">This can occur when PL/SQL code is compiled and it takes too long.</text:p>
      <text:p text:style-name="P34"><text:tab/>Check if the session is blocked. </text:p>
      <text:p text:style-name="P34"><text:tab/>If there is general widespread waiting, the shared pool may need tuning.</text:p>
      <text:p text:style-name="P34"/>
      <text:p text:style-name="P32"/>
      <text:p text:style-name="P32"/>
      <text:p text:style-name="P4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9"><text:a xlink:type="simple" xlink:href="#__RefHeading__1016_193279013" text:style-name="Index_20_Link" text:visited-style-name="Index_20_Link">1. What database parameter can you use for tuning?<text:tab/>1</text:a></text:p>
          <text:p text:style-name="P49"><text:a xlink:type="simple" xlink:href="#__RefHeading__1018_193279013" text:style-name="Index_20_Link" text:visited-style-name="Index_20_Link">2. What can you do to improve a batch run?<text:tab/>1</text:a></text:p>
          <text:p text:style-name="P49"><text:a xlink:type="simple" xlink:href="#__RefHeading__1024_193279013" text:style-name="Index_20_Link" text:visited-style-name="Index_20_Link">3. What Unix commands do you use to investigate bad performance?<text:tab/>1</text:a></text:p>
          <text:p text:style-name="P49"><text:a xlink:type="simple" xlink:href="#__RefHeading__1026_193279013" text:style-name="Index_20_Link" text:visited-style-name="Index_20_Link">4. What Oracle tools do to you use to investigate bad performance?<text:tab/>1</text:a></text:p>
          <text:p text:style-name="P49"><text:a xlink:type="simple" xlink:href="#__RefHeading__1028_193279013" text:style-name="Index_20_Link" text:visited-style-name="Index_20_Link">5. What Views do you use to investigate bad performance?<text:tab/>2</text:a></text:p>
          <text:p text:style-name="P49"><text:a xlink:type="simple" xlink:href="#__RefHeading__367_613566247" text:style-name="Index_20_Link" text:visited-style-name="Index_20_Link">6. What are indications that you need to increase the SHARED_POOL_SIZE?<text:tab/>2</text:a></text:p>
          <text:p text:style-name="P49"><text:a xlink:type="simple" xlink:href="#__RefHeading__369_613566247" text:style-name="Index_20_Link" text:visited-style-name="Index_20_Link">7. How can you decrease paging and swapping?<text:tab/>2</text:a></text:p>
          <text:p text:style-name="P49"><text:a xlink:type="simple" xlink:href="#__RefHeading__371_613566247" text:style-name="Index_20_Link" text:visited-style-name="Index_20_Link">8. What do you do when a user tells you the system is slow?<text:tab/>2</text:a></text:p>
          <text:p text:style-name="P49"><text:a xlink:type="simple" xlink:href="#__RefHeading__373_613566247" text:style-name="Index_20_Link" text:visited-style-name="Index_20_Link">9. How do you fix performance issues?<text:tab/>4</text:a></text:p>
          <text:p text:style-name="P49"><text:a xlink:type="simple" xlink:href="#__RefHeading__1599_511196610" text:style-name="Index_20_Link" text:visited-style-name="Index_20_Link">10. What is the cache hit ratio and what is involved in tuning it?<text:tab/>4</text:a></text:p>
          <text:p text:style-name="P49"><text:a xlink:type="simple" xlink:href="#__RefHeading__1599_5111966101" text:style-name="Index_20_Link" text:visited-style-name="Index_20_Link">11. What do you do if a query is not working today?<text:tab/>4</text:a></text:p>
          <text:p text:style-name="P49"><text:a xlink:type="simple" xlink:href="#__RefHeading__1599_51119661011" text:style-name="Index_20_Link" text:visited-style-name="Index_20_Link">12. When do you increase or decrease the SGA?<text:tab/>4</text:a></text:p>
          <text:p text:style-name="P49"><text:a xlink:type="simple" xlink:href="#__RefHeading___Toc532_2144725549" text:style-name="Index_20_Link" text:visited-style-name="Index_20_Link">13. When do you increase or decrease the PGA?<text:tab/>5</text:a></text:p>
          <text:p text:style-name="P49"><text:a xlink:type="simple" xlink:href="#__RefHeading___Toc534_2144725549" text:style-name="Index_20_Link" text:visited-style-name="Index_20_Link">14. How do you restore old stats for a table?<text:tab/>5</text:a></text:p>
          <text:p text:style-name="P49"><text:a xlink:type="simple" xlink:href="#__RefHeading___Toc534_21447255491" text:style-name="Index_20_Link" text:visited-style-name="Index_20_Link">15. What is "library cache pin wait contention"?<text:tab/>5</text:a></text:p>
        </text:index-body>
      </text:table-of-conten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e39c7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Oracle Tuning ---<text:tab/><text:tab/>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8-03-21T11:53:55.175860717</dc:date>
    <meta:editing-duration>PT2H27M44S</meta:editing-duration>
    <meta:editing-cycles>58</meta:editing-cycles>
    <meta:generator>LibreOffice/5.3.1.2$Linux_X86_64 LibreOffice_project/30m0$Build-2</meta:generator>
    <meta:document-statistic meta:table-count="0" meta:image-count="0" meta:object-count="0" meta:page-count="6" meta:paragraph-count="195" meta:word-count="1199" meta:character-count="7200" meta:non-whitespace-character-count="5898"/>
  </office:meta>
</office:document-meta>
</file>